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3.025cm"/>
    </style:style>
    <style:style style:name="co1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1" office:value-type="string" calcext:value-type="string">
            <text:p>NetT</text:p>
          </table:table-cell>
          <table:table-cell table:style-name="ce11" office:value-type="string" calcext:value-type="string">
            <text:p>ExeT</text:p>
          </table:table-cell>
          <table:table-cell table:style-name="ce11" office:value-type="string" calcext:value-type="string">
            <text:p>PF</text:p>
          </table:table-cell>
          <table:table-cell table:style-name="ce11" office:value-type="string" calcext:value-type="string">
            <text:p>PFSM</text:p>
          </table:table-cell>
          <table:table-cell table:style-name="ce2"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table:style-name="ce27" office:value-type="string" calcext:value-type="string">
            <text:p>W. Cui, J. Kannan, and H. J. Wang, “Discoverer: Automatic protocol reverse engineering from network traces.,” in USENIX security symposium, 2007, pp. 1–14. </text:p>
          </table:table-cell>
          <table:table-cell/>
          <table:table-cell office:value-type="string" calcext:value-type="string">
            <text:p>https://www.usenix.org/event/sec07/tech/full_papers/cui/cui.pdf</text:p>
          </table:table-cell>
          <table:table-cell office:value-type="string" calcext:value-type="string">
            <text:p>Recursive clustering and type-based sequence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number-columns-repeated="2"/>
          <table:table-cell office:value-type="string" calcext:value-type="string">
            <text:p>Dynamic analysis (execution trace and network trace)</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analysis (execution trace and network trace)</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number-columns-repeated="2"/>
          <table:table-cell office:value-type="string" calcext:value-type="string">
            <text:p>Dynamic analysis (execution trace and network trace)</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4"/>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4"/>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6">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ext:p>G. Bossert and F. Guihéry, “Reverse and simulate your enemy botnet C&amp;C,” in Proceedings of the Mapping a P2P Botnet with Netzob, Black Hat 2012, Abu Dhabi, UAE, December 2012.</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ie [this figure](<text:a xlink:href="https://github.com/netzob/netzob/blob/4a72c0cbd6d1e7b997b2b8ad170b7a38e400dfca/netzob/doc/documentation/source/netzob_archi.png" xlink:type="simple">https://github.com/netzob/netzob/blob/4a72c0cbd6d1e7b997b2b8ad170b7a38e400dfca/netzob/doc/documentation/source/netzob_archi.png</text:a>)</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7">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Byte-wise sequence alignment (find variable fields in messages)</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analysi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1007"/>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table:number-columns-repeated="2"/>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8">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Sequence alignment algorithm of Needleman and Wunsch 1970 and Smith and Waterma 1981 applied</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1007"/>
        </table:table-row>
        <table:table-row table:style-name="ro5">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3"/>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number-columns-repeated="2"/>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8">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3"/>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number-columns-repeated="2"/>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number-columns-repeated="2"/>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table:number-columns-repeated="2"/>
          <table:table-cell office:value-type="string" calcext:value-type="string">
            <text:p>x</text:p>
          </table:table-cell>
          <table:table-cell table:number-columns-repeated="1011"/>
        </table:table-row>
        <table:table-row table:style-name="ro9">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4"/>
          <table:table-cell office:value-type="string" calcext:value-type="string">
            <text:p>x</text:p>
          </table:table-cell>
          <table:table-cell table:number-columns-repeated="1011"/>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4"/>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4"/>
          <table:table-cell office:value-type="string" calcext:value-type="string">
            <text:p>x</text:p>
          </table:table-cell>
          <table:table-cell table:number-columns-repeated="1011"/>
        </table:table-row>
        <table:table-row table:style-name="ro8">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4"/>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4"/>
          <table:table-cell office:value-type="string" calcext:value-type="string">
            <text:p>x</text:p>
          </table:table-cell>
          <table:table-cell table:number-columns-repeated="1011"/>
        </table:table-row>
        <table:table-row table:style-name="ro10">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ext:p>Cho, C.Y., Babi, D., Poosankam, P., Chen, K.Z., Wu, E.X., Song, D.: MACE: model-inference-assisted concolic exploration for protocol and vulnerability discovery. In: Proceedings of the 20th USENIX Conference on Security, SEC’11, p. 19. USENIX Association, Berkeley, CA (2011)</text:p>
          </table:table-cell>
          <table:table-cell table:number-columns-repeated="4"/>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4"/>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3"/>
          <table:table-cell office:value-type="string" calcext:value-type="string">
            <text:p>x</text:p>
          </table:table-cell>
          <table:table-cell table:number-columns-repeated="1012"/>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4"/>
          <table:table-cell office:value-type="string" calcext:value-type="string">
            <text:p>x</text:p>
          </table:table-cell>
          <table:table-cell table:number-columns-repeated="1011"/>
        </table:table-row>
        <table:table-row table:style-name="ro8">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4"/>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4"/>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3">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table:style-name="ce27" office:value-type="string" calcext:value-type="string">
            <text:p>"To measure format similarity of unknown protocol messages in a proper granularity, we propose relative measuremne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office:value-type="string" calcext:value-type="string">
            <text:p>Apriori based: Finding „frequent contiguous common subsequences“ via new Contiguous Sequential Pattern (CSP) algorithm which is based on Generalized Sequential Pattern (GSP) and other Apriori algorithms. CSP is used three times hierarchically to extract different information/fields based on previous results.</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9">
          <table:table-cell office:value-type="string" calcext:value-type="string">
            <text:p>Universal Radio Hacker</text:p>
          </table:table-cell>
          <table:table-cell office:value-type="float" office:value="2019" calcext:value-type="float">
            <text:p>2019</text:p>
          </table:table-cell>
          <table:table-cell table:style-name="ce27" office:value-type="string" calcext:value-type="string">
            <text:p>J. Pohl and A. Noack, “Universal radio hacker: A suite for analyzing and attacking stateful wireless protocols,” Baltimore, MD, Aug. 2018, [Online]. Available: https://www.usenix.org/conference/woot18/presentation/pohl. </text:p>
            <text:p>J. Pohl and A. Noack, “Automatic wireless protocol reverse engineering,” Santa Clara, CA, Aug. 2019, [Online]. Available: <text:a xlink:href="https://www.usenix.org/conference/woot19/presentation/pohl" xlink:type="simple">https://www.usenix.org/conference/woot19/presentation/pohl</text:a>. </text:p>
          </table:table-cell>
          <table:table-cell/>
          <table:table-cell office:value-type="string" calcext:value-type="string">
            <text:p>https://www.usenix.org/system/files/conference/woot18/woot18-paper-pohl.pdf</text:p>
          </table:table-cell>
          <table:table-cell/>
          <table:table-cell office:value-type="string" calcext:value-type="string">
            <text:p>x</text:p>
          </table:table-cell>
          <table:table-cell table:number-columns-repeated="8"/>
          <table:table-cell office:value-type="string" calcext:value-type="string">
            <text:p>https://github.com/jopohl/urh</text:p>
          </table:table-cell>
          <table:table-cell table:number-columns-repeated="1003"/>
        </table:table-row>
        <table:table-row table:style-name="ro1" table:number-rows-repeated="1048516">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heet1.A1:Sheet1.O57"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0">00.00.0000</text:date>, <text:time style:data-style-name="N2" text:time-value="10:27:24.3525006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0-11-20T13:09:22.812648712</dc:date>
    <meta:editing-duration>P1DT12H16M11S</meta:editing-duration>
    <meta:editing-cycles>54</meta:editing-cycles>
    <meta:generator>LibreOffice/6.4.7.2$Linux_X86_64 LibreOffice_project/40$Build-2</meta:generator>
    <meta:document-statistic meta:table-count="1" meta:cell-count="432" meta:object-count="0"/>
  </office:meta>
</office:document-meta>
</file>